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1c1c1c" draw:fill-color="#000000" draw:textarea-vertical-align="middle"/>
    </style:style>
    <style:style style:name="gr4" style:family="graphic" style:parent-style-name="standard">
      <style:graphic-properties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3cm" fo:min-width="0cm"/>
    </style:style>
    <style:style style:name="gr6" style:family="graphic" style:parent-style-name="standard">
      <style:graphic-properties draw:stroke="none" svg:stroke-color="#000000" draw:fill="none" draw:fill-color="#ffffff" fo:min-height="0.39cm"/>
    </style:style>
    <style:style style:name="gr7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3333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Lucida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275cm" svg:height="0.897cm" svg:x="16.622cm" svg:y="4.049cm">
          <text:p/>
        </draw:rect>
        <draw:rect draw:style-name="gr1" draw:text-style-name="P1" draw:layer="layout" svg:width="1.25cm" svg:height="0.225cm" svg:x="16.622cm" svg:y="4.128cm">
          <text:p/>
        </draw:rect>
        <draw:rect draw:style-name="gr1" draw:text-style-name="P1" draw:layer="layout" svg:width="1.25cm" svg:height="0.225cm" svg:x="16.622cm" svg:y="4.329cm">
          <text:p/>
        </draw:rect>
        <draw:rect draw:style-name="gr1" draw:text-style-name="P1" draw:layer="layout" svg:width="1.25cm" svg:height="0.225cm" svg:x="16.622cm" svg:y="4.53cm">
          <text:p/>
        </draw:rect>
        <draw:line draw:style-name="gr2" draw:text-style-name="P1" draw:layer="layout" svg:x1="17.479cm" svg:y1="3.968cm" svg:x2="17.905cm" svg:y2="4.029cm">
          <text:p/>
        </draw:line>
        <draw:line draw:style-name="gr2" draw:text-style-name="P1" draw:layer="layout" svg:x1="16.634cm" svg:y1="4.118cm" svg:x2="16.359cm" svg:y2="4.045cm">
          <text:p/>
        </draw:line>
        <draw:line draw:style-name="gr2" draw:text-style-name="P1" draw:layer="layout" svg:x1="16.599cm" svg:y1="4.325cm" svg:x2="16.374cm" svg:y2="4.275cm">
          <text:p/>
        </draw:line>
        <draw:line draw:style-name="gr2" draw:text-style-name="P1" draw:layer="layout" svg:x1="16.6cm" svg:y1="4.325cm" svg:x2="16.375cm" svg:y2="4.275cm">
          <text:p/>
        </draw:line>
        <draw:line draw:style-name="gr2" draw:text-style-name="P1" draw:layer="layout" svg:x1="16.601cm" svg:y1="4.525cm" svg:x2="16.376cm" svg:y2="4.475cm">
          <text:p/>
        </draw:line>
        <draw:line draw:style-name="gr2" draw:text-style-name="P1" draw:layer="layout" svg:x1="16.601cm" svg:y1="4.725cm" svg:x2="16.376cm" svg:y2="4.675cm">
          <text:p/>
        </draw:line>
        <draw:line draw:style-name="gr2" draw:text-style-name="P1" draw:layer="layout" svg:x1="16.601cm" svg:y1="4.325cm" svg:x2="16.376cm" svg:y2="4.275cm">
          <text:p/>
        </draw:line>
        <draw:line draw:style-name="gr2" draw:text-style-name="P1" draw:layer="layout" svg:x1="16.382cm" svg:y1="3.968cm" svg:x2="16.347cm" svg:y2="4.875cm">
          <text:p/>
        </draw:line>
        <draw:line draw:style-name="gr2" draw:text-style-name="P1" draw:layer="layout" svg:x1="16.394cm" svg:y1="3.968cm" svg:x2="17.537cm" svg:y2="3.968cm">
          <text:p/>
        </draw:line>
        <draw:rect draw:style-name="gr3" draw:text-style-name="P1" draw:layer="layout" svg:width="0.368cm" svg:height="0.165cm" svg:x="17.5cm" svg:y="4.45cm">
          <text:p/>
        </draw:rect>
        <draw:line draw:style-name="gr2" draw:text-style-name="P1" draw:layer="layout" svg:x1="17.5cm" svg:y1="4.45cm" svg:x2="17.461cm" svg:y2="4.437cm">
          <text:p/>
        </draw:line>
        <draw:line draw:style-name="gr2" draw:text-style-name="P1" draw:layer="layout" svg:x1="17.5cm" svg:y1="4.615cm" svg:x2="17.461cm" svg:y2="4.602cm">
          <text:p/>
        </draw:line>
        <draw:line draw:style-name="gr2" draw:text-style-name="P1" draw:layer="layout" svg:x1="17.461cm" svg:y1="4.437cm" svg:x2="17.461cm" svg:y2="4.615cm">
          <text:p/>
        </draw:line>
        <draw:line draw:style-name="gr2" draw:text-style-name="P1" draw:layer="layout" svg:x1="17.868cm" svg:y1="4.45cm" svg:x2="17.817cm" svg:y2="4.437cm">
          <text:p/>
        </draw:line>
        <draw:rect draw:style-name="gr4" draw:text-style-name="P1" draw:layer="layout" svg:width="0.165cm" svg:height="0.075cm" svg:x="17.245cm" svg:y="4.398cm">
          <text:p/>
        </draw:rect>
        <draw:rect draw:style-name="gr4" draw:text-style-name="P1" draw:layer="layout" svg:width="0.165cm" svg:height="0.075cm" svg:x="17.245cm" svg:y="4.376cm">
          <text:p/>
        </draw:rect>
        <draw:rect draw:style-name="gr4" draw:text-style-name="P1" draw:layer="layout" svg:width="0.165cm" svg:height="0.075cm" svg:x="17.245cm" svg:y="4.603cm">
          <text:p/>
        </draw:rect>
        <draw:rect draw:style-name="gr4" draw:text-style-name="P1" draw:layer="layout" svg:width="0.165cm" svg:height="0.075cm" svg:x="17.245cm" svg:y="4.807cm">
          <text:p/>
        </draw:rect>
        <draw:frame draw:style-name="gr5" draw:text-style-name="P2" draw:layer="layout" svg:width="0.623cm" svg:height="0.493cm" svg:x="16.559cm" svg:y="4.606cm">
          <draw:text-box>
            <text:p><text:span text:style-name="T1">1</text:span></text:p>
          </draw:text-box>
        </draw:frame>
        <draw:frame draw:style-name="gr5" draw:text-style-name="P2" draw:layer="layout" svg:width="0.623cm" svg:height="0.493cm" svg:x="16.547cm" svg:y="4.388cm">
          <draw:text-box>
            <text:p><text:span text:style-name="T1">2</text:span></text:p>
          </draw:text-box>
        </draw:frame>
        <draw:frame draw:style-name="gr5" draw:text-style-name="P2" draw:layer="layout" svg:width="0.623cm" svg:height="0.493cm" svg:x="16.559cm" svg:y="4.187cm">
          <draw:text-box>
            <text:p><text:span text:style-name="T1">3</text:span></text:p>
          </draw:text-box>
        </draw:frame>
        <draw:frame draw:style-name="gr5" draw:text-style-name="P2" draw:layer="layout" svg:width="0.623cm" svg:height="0.493cm" svg:x="16.572cm" svg:y="3.996cm">
          <draw:text-box>
            <text:p><text:span text:style-name="T1">4</text:span></text:p>
          </draw:text-box>
        </draw:frame>
        <draw:line draw:style-name="gr2" draw:text-style-name="P1" draw:layer="layout" svg:x1="16.602cm" svg:y1="4.925cm" svg:x2="16.377cm" svg:y2="4.875cm">
          <text:p/>
        </draw:line>
        <draw:line draw:style-name="gr2" draw:text-style-name="P1" draw:layer="layout" svg:x1="16.613cm" svg:y1="4.052cm" svg:x2="16.388cm" svg:y2="4.002cm">
          <text:p/>
        </draw:line>
        <draw:rect draw:style-name="gr4" draw:text-style-name="P1" draw:layer="layout" svg:width="0.165cm" svg:height="0.075cm" svg:x="17.246cm" svg:y="4.208cm">
          <text:p/>
        </draw:rect>
        <draw:frame draw:style-name="gr6" draw:text-style-name="P4" draw:layer="layout" svg:width="3.336cm" svg:height="0.64cm" svg:x="14.959cm" svg:y="2.605cm">
          <draw:text-box>
            <text:p text:style-name="P3"><text:span text:style-name="T2">FCI 74211-004LF</text:span></text:p>
          </draw:text-box>
        </draw:frame>
        <draw:line draw:style-name="gr7" draw:text-style-name="P5" draw:layer="layout" svg:x1="16.505cm" svg:y1="4.198cm" svg:x2="11.183cm" svg:y2="3.459cm">
          <text:p/>
        </draw:line>
        <draw:line draw:style-name="gr8" draw:text-style-name="P1" draw:layer="layout" svg:x1="16.505cm" svg:y1="4.399cm" svg:x2="11.021cm" svg:y2="3.713cm">
          <text:p/>
        </draw:line>
        <draw:line draw:style-name="gr9" draw:text-style-name="P1" draw:layer="layout" svg:x1="16.505cm" svg:y1="4.6cm" svg:x2="11.09cm" svg:y2="4.013cm">
          <text:p/>
        </draw:line>
        <draw:line draw:style-name="gr10" draw:text-style-name="P1" draw:layer="layout" svg:x1="16.505cm" svg:y1="4.801cm" svg:x2="11.183cm" svg:y2="4.313cm">
          <text:p/>
        </draw:line>
        <draw:frame draw:style-name="gr11" draw:text-style-name="P6" draw:layer="layout" svg:width="1.416cm" svg:height="1.807cm" svg:x="10.005cm" svg:y="2.905cm">
          <draw:text-box>
            <text:p><text:span text:style-name="T3">Red</text:span></text:p>
            <text:p><text:span text:style-name="T3">Blk</text:span></text:p>
            <text:p><text:span text:style-name="T3">Blue</text:span></text:p>
            <text:p><text:span text:style-name="T3">Wh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ry Smith</meta:initial-creator>
    <meta:creation-date>2022-07-18T17:42:52.25</meta:creation-date>
    <dc:date>2022-07-18T17:45:54.77</dc:date>
    <dc:creator>Jerry Smith</dc:creator>
    <meta:editing-duration>PT3M2S</meta:editing-duration>
    <meta:editing-cycles>1</meta:editing-cycles>
    <meta:document-statistic meta:object-count="35"/>
    <meta:generator>OpenOffice/4.1.10$Win32 OpenOffice.org_project/4110m2$Build-9807</meta:generator>
  </office:meta>
</office:document-meta>
</file>